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872cm" style:rel-column-width="14925*"/>
    </style:style>
    <style:style style:name="Tabell1.B" style:family="table-column">
      <style:table-column-properties style:column-width="13.129cm" style:rel-column-width="5061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" style:family="table">
      <style:table-properties style:width="16.962cm" table:align="left"/>
    </style:style>
    <style:style style:name="Tabell2.A" style:family="table-column">
      <style:table-column-properties style:column-width="2.395cm"/>
    </style:style>
    <style:style style:name="Tabell2.B" style:family="table-column">
      <style:table-column-properties style:column-width="2.45cm"/>
    </style:style>
    <style:style style:name="Tabell2.C" style:family="table-column">
      <style:table-column-properties style:column-width="2.452cm"/>
    </style:style>
    <style:style style:name="Tabell2.D" style:family="table-column">
      <style:table-column-properties style:column-width="2.424cm"/>
    </style:style>
    <style:style style:name="Tabell2.E" style:family="table-column">
      <style:table-column-properties style:column-width="2.394cm"/>
    </style:style>
    <style:style style:name="Tabell2.F" style:family="table-column">
      <style:table-column-properties style:column-width="2.48cm"/>
    </style:style>
    <style:style style:name="Tabell2.G" style:family="table-column">
      <style:table-column-properties style:column-width="2.367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G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1.949cm" style:rel-column-width="7513*"/>
    </style:style>
    <style:style style:name="Tabell3.B" style:family="table-column">
      <style:table-column-properties style:column-width="2.312cm" style:rel-column-width="8914*"/>
    </style:style>
    <style:style style:name="Tabell3.C" style:family="table-column">
      <style:table-column-properties style:column-width="3.454cm" style:rel-column-width="13313*"/>
    </style:style>
    <style:style style:name="Tabell3.D" style:family="table-column">
      <style:table-column-properties style:column-width="1.753cm" style:rel-column-width="6758*"/>
    </style:style>
    <style:style style:name="Tabell3.E" style:family="table-column">
      <style:table-column-properties style:column-width="1.7cm" style:rel-column-width="6554*"/>
    </style:style>
    <style:style style:name="Tabell3.F" style:family="table-column">
      <style:table-column-properties style:column-width="1.977cm" style:rel-column-width="7622*"/>
    </style:style>
    <style:style style:name="Tabell3.G" style:family="table-column">
      <style:table-column-properties style:column-width="3.856cm" style:rel-column-width="14861*"/>
    </style:style>
    <style:style style:name="Tabell3.A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2.429cm" style:rel-column-width="9362*"/>
    </style:style>
    <style:style style:name="Tabell4.G" style:family="table-column">
      <style:table-column-properties style:column-width="2.429cm" style:rel-column-width="9363*"/>
    </style:style>
    <style:style style:name="Tabell4.A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4">Namn:</text:p>
          </table:table-cell>
          <table:table-cell table:style-name="Tabell1.B1" office:value-type="string">
            <text:p text:style-name="P5">Database</text:p>
          </table:table-cell>
        </table:table-row>
        <table:table-row>
          <table:table-cell table:style-name="Tabell1.A2" office:value-type="string">
            <text:p text:style-name="P1">Syfte:</text:p>
          </table:table-cell>
          <table:table-cell table:style-name="Tabell1.B2" office:value-type="string">
            <text:p text:style-name="P3">Hanterar permanenta data i systemet. Datan lagras på fil. Sqlite används som databas. Statisk klass. </text:p>
          </table:table-cell>
        </table:table-row>
        <table:table-row>
          <table:table-cell table:style-name="Tabell1.A2" office:value-type="string">
            <text:p text:style-name="P1">Konstruktörer:</text:p>
          </table:table-cell>
          <table:table-cell table:style-name="Tabell1.B2" office:value-type="string">
            <text:p text:style-name="P3">- Statisk ingen konstruktor</text:p>
            <text:p text:style-name="P3">~Database()</text:p>
          </table:table-cell>
        </table:table-row>
        <table:table-row>
          <table:table-cell table:style-name="Tabell1.A2" office:value-type="string">
            <text:p text:style-name="P1">Operationer:</text:p>
          </table:table-cell>
          <table:table-cell table:style-name="Tabell1.B2" office:value-type="string">
            <text:p text:style-name="P3">public:</text:p>
            <text:p text:style-name="P7">bool open(string&amp; filename);</text:p>
            <text:p text:style-name="P3">Öppnar databasen i filename, alternativt skapar databas med namn filename, returnerar true om lyckat, false annars.</text:p>
            <text:p text:style-name="P3"/>
            <text:p text:style-name="P7">vector&lt;vector&lt;string&gt;&gt; reservation_search(string&amp; what, string&amp; value)</text:p>
            <text:p text:style-name="P3">Gör en sökning i Reservation-tabellen i kategorin <text:span text:style-name="T1">what</text:span> efter <text:span text:style-name="T1">value</text:span><text:span text:style-name="T2">. returnerar vektor med alla rader, där varje rad består av en vektor med varje kolumn som ett element. what kan vara: res_nr, reg_nr, status, name.</text:span></text:p>
            <text:p text:style-name="P3"/>
            <text:p text:style-name="P7">vector&lt;vector&lt;string&gt;&gt; reservation_search_date(int start_date, int end_date, int start_time = 0, int end_time = 2330)</text:p>
            <text:p text:style-name="P3">Gör en sökning i Reservation-tabellen i efter bokningar mellan start_date, start_time och end_time, end_time.<text:span text:style-name="T2"> Returnerar vektor med alla rader, där varje rad består av en vektor med varje kolumn som ett element. </text:span></text:p>
            <text:p text:style-name="P3"/>
            <text:p text:style-name="P7">vector&lt;vector&lt;string&gt;&gt; vehicle_search(string&amp; what, string&amp; value)</text:p>
            <text:p text:style-name="P3">Gör en sökning i Vehicle-tabellen i kategorin <text:span text:style-name="T1">what</text:span> efter <text:span text:style-name="T1">value.</text:span><text:span text:style-name="T2"> Returnerar vektor med alla rader, där varje rad består av en vektor med varje kolumn som ett element. what kan vara: reg_nr, type, status, brand, model.</text:span></text:p>
            <text:p text:style-name="P3"/>
            <text:p text:style-name="P3"><text:span text:style-name="T3">vector&lt;vector&lt;string&gt;&gt; vehicle_search(string&amp; type, int start_date, int end_date, int start_time = 0, int end_time = 2330)</text:span></text:p>
            <text:p text:style-name="P3">Gör en sökning i Vehicle-tabellen efter ej reserverade fordon av typ <text:span text:style-name="T1">type</text:span><text:span text:style-name="T2"> under start_date, start_time till end_date. end_time intervallet. Returnerar vektor med alla rader, där varje rad består av en vektor med varje kolumn som ett element.</text:span></text:p>
            <text:p text:style-name="P3"/>
            <text:p text:style-name="P7">string info_search(string&amp; what, string&amp; value)</text:p>
            <text:p text:style-name="P3"><text:span text:style-name="T2">Gör en sökning i Info-tabellen i kategorin </text:span><text:span text:style-name="T1">what</text:span><text:span text:style-name="T2"> efter </text:span><text:span text:style-name="T1">value</text:span><text:span text:style-name="T2">. Returnerar resultatet som en sträng. </text:span></text:p>
            <text:p text:style-name="P3"><text:span text:style-name="T2"/></text:p>
            <text:p text:style-name="P7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3">Uppdaterar given bokning med de nya värdena</text:p>
            <text:p text:style-name="P3"/>
            <text:p text:style-name="P7">void vehicle_update(string&amp; reg_nr, string&amp; type, string&amp; status, string&amp; brand, string&amp; model)</text:p>
            <text:p text:style-name="P3">Uppdaterar givet fordon med de nya värdena</text:p>
            <text:p text:style-name="P3"/>
            <text:p text:style-name="P7">void info_update(...)</text:p>
            <text:p text:style-name="P3">Uppdaterar info tabellen.</text:p>
            <text:p text:style-name="P3"/>
            <text:p text:style-name="P3"><text:soft-page-break/>private:</text:p>
            <text:p text:style-name="P7">vector&lt;vector&lt;string&gt;&gt; ask(string&amp; query)</text:p>
            <text:p text:style-name="P3">Gör en förfrågan till databasen, <text:span text:style-name="T2"><text:s/>returnerar vektor med alla rader, där varje rad består av en vektor med varje kolumn som ett element.</text:span></text:p>
            <text:p text:style-name="P3"><text:span text:style-name="T2"/></text:p>
            <text:p text:style-name="P7">bool exists_res(string&amp; res_nr); </text:p>
            <text:p text:style-name="P3">Returnerar sant om bokningen med res_nr redan finns i databasen</text:p>
            <text:p text:style-name="P3"/>
            <text:p text:style-name="P7">bool exists_vehicle(string&amp; reg_nr); </text:p>
            <text:p text:style-name="P3">Returnerar sant om fordonet med reg_nr redan finns i databasen</text:p>
            <text:p text:style-name="P3"/>
            <text:p text:style-name="P7">string int_to_string(int);</text:p>
            <text:p text:style-name="P7"/>
            <text:p text:style-name="P7">void close();</text:p>
            <text:p text:style-name="P3">Stänger databas anslutningen</text:p>
          </table:table-cell>
        </table:table-row>
        <table:table-row>
          <table:table-cell table:style-name="Tabell1.A2" office:value-type="string">
            <text:p text:style-name="P1">Datamedlemmar:</text:p>
          </table:table-cell>
          <table:table-cell table:style-name="Tabell1.B2" office:value-type="string">
            <text:p text:style-name="P3">sqlite3* db;</text:p>
          </table:table-cell>
        </table:table-row>
      </table:table>
      <text:p text:style-name="Standard"/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G"/>
        <table:table-row>
          <table:table-cell table:style-name="Tabell2.A1" office:value-type="string">
            <text:p text:style-name="P2">…</text:p>
          </table:table-cell>
          <table:table-cell table:style-name="Tabell2.A1" office:value-type="string">
            <text:p text:style-name="P2">status </text:p>
          </table:table-cell>
          <table:table-cell table:style-name="Tabell2.A1" office:value-type="string">
            <text:p text:style-name="P2">name</text:p>
          </table:table-cell>
          <table:table-cell table:style-name="Tabell2.A1" office:value-type="string">
            <text:p text:style-name="P2">tel</text:p>
          </table:table-cell>
          <table:table-cell table:style-name="Tabell2.A1" office:value-type="string">
            <text:p text:style-name="P2">address</text:p>
          </table:table-cell>
          <table:table-cell table:style-name="Tabell2.A1" office:value-type="string">
            <text:p text:style-name="P2">postal_nr</text:p>
          </table:table-cell>
          <table:table-cell table:style-name="Tabell2.G1" office:value-type="string">
            <text:p text:style-name="P2">city</text:p>
          </table:table-cell>
        </table:table-row>
        <table:table-row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aktiv / kommande / avslutad</text:p>
          </table:table-cell>
          <table:table-cell table:style-name="Tabell2.A2" office:value-type="string">
            <text:p text:style-name="Table_20_Contents">För Efter</text:p>
          </table:table-cell>
          <table:table-cell table:style-name="Tabell2.D2" office:value-type="float" office:value="707123456">
            <text:p text:style-name="Table_20_Contents">0707123456</text:p>
          </table:table-cell>
          <table:table-cell table:style-name="Tabell2.A2" office:value-type="string">
            <text:p text:style-name="Table_20_Contents">Storgatan 1 </text:p>
          </table:table-cell>
          <table:table-cell table:style-name="Tabell2.F2" office:value-type="float" office:value="12345">
            <text:p text:style-name="Table_20_Contents">12345</text:p>
          </table:table-cell>
          <table:table-cell table:style-name="Tabell2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column table:style-name="Tabell3.G"/>
        <table:table-row>
          <table:table-cell table:style-name="Tabell3.A1" table:number-columns-spanned="7" office:value-type="string">
            <text:p text:style-name="P2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reg_nr</text:p>
          </table:table-cell>
          <table:table-cell table:style-name="Tabell3.A2" office:value-type="string">
            <text:p text:style-name="P2">type</text:p>
          </table:table-cell>
          <table:table-cell table:style-name="Tabell3.A2" office:value-type="string">
            <text:p text:style-name="P2">status</text:p>
          </table:table-cell>
          <table:table-cell table:style-name="Tabell3.A2" office:value-type="string">
            <text:p text:style-name="P2">brand</text:p>
          </table:table-cell>
          <table:table-cell table:style-name="Tabell3.A2" office:value-type="string">
            <text:p text:style-name="P2">model</text:p>
          </table:table-cell>
          <table:table-cell table:style-name="Tabell3.A2" office:value-type="string">
            <text:p text:style-name="P2">mileage</text:p>
          </table:table-cell>
          <table:table-cell table:style-name="Tabell3.G2" office:value-type="string">
            <text:p text:style-name="P2">damage</text:p>
          </table:table-cell>
        </table:table-row>
        <table:table-row>
          <table:table-cell table:style-name="Tabell3.A2" office:value-type="string">
            <text:p text:style-name="Table_20_Contents">ABC123</text:p>
          </table:table-cell>
          <table:table-cell table:style-name="Tabell3.A2" office:value-type="string">
            <text:p text:style-name="Table_20_Contents">small_car</text:p>
          </table:table-cell>
          <table:table-cell table:style-name="Tabell3.A2" office:value-type="string">
            <text:p text:style-name="Table_20_Contents">uthyrd / tillgänglig</text:p>
          </table:table-cell>
          <table:table-cell table:style-name="Tabell3.A2" office:value-type="string">
            <text:p text:style-name="Table_20_Contents">Ford</text:p>
          </table:table-cell>
          <table:table-cell table:style-name="Tabell3.A2" office:value-type="string">
            <text:p text:style-name="Table_20_Contents">Ka</text:p>
          </table:table-cell>
          <table:table-cell table:style-name="Tabell3.F3" office:value-type="float" office:value="12324">
            <text:p text:style-name="Table_20_Contents">12324</text:p>
          </table:table-cell>
          <table:table-cell table:style-name="Tabell3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4" table:style-name="Tabell4">
        <table:table-column table:style-name="Tabell4.A" table:number-columns-repeated="6"/>
        <table:table-column table:style-name="Tabell4.G"/>
        <table:table-row>
          <table:table-cell table:style-name="Tabell4.A1" table:number-columns-spanned="7" office:value-type="string">
            <text:p text:style-name="P2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4.A2" office:value-type="string">
            <text:p text:style-name="P2">open_hour</text:p>
          </table:table-cell>
          <table:table-cell table:style-name="Tabell4.A2" office:value-type="string">
            <text:p text:style-name="P2">close_hour</text:p>
          </table:table-cell>
          <table:table-cell table:style-name="Tabell4.A2" office:value-type="string">
            <text:p text:style-name="P2">min_rental</text:p>
          </table:table-cell>
          <table:table-cell table:style-name="Tabell4.A2" office:value-type="string">
            <text:p text:style-name="P2">...</text:p>
          </table:table-cell>
          <table:table-cell table:style-name="Tabell4.A2" office:value-type="string">
            <text:p text:style-name="P2"/>
          </table:table-cell>
          <table:table-cell table:style-name="Tabell4.A2" office:value-type="string">
            <text:p text:style-name="P2"/>
          </table:table-cell>
          <table:table-cell table:style-name="Tabell4.G2" office:value-type="string">
            <text:p text:style-name="P2"/>
          </table:table-cell>
        </table:table-row>
        <table:table-row>
          <table:table-cell table:style-name="Tabell4.A3" office:value-type="float" office:value="800">
            <text:p text:style-name="Table_20_Contents">0800</text:p>
          </table:table-cell>
          <table:table-cell table:style-name="Tabell4.A3" office:value-type="float" office:value="0">
            <text:p text:style-name="Table_20_Contents">2200</text:p>
          </table:table-cell>
          <table:table-cell table:style-name="Tabell4.A3" office:value-type="float" office:value="0">
            <text:p text:style-name="Table_20_Contents">4</text:p>
          </table:table-cell>
          <table:table-cell table:style-name="Tabell4.A3" office:value-type="float" office:value="0">
            <text:p text:style-name="Table_20_Contents">...</text:p>
          </table:table-cell>
          <table:table-cell table:style-name="Tabell4.A3">
            <text:p text:style-name="Table_20_Contents"/>
          </table:table-cell>
          <table:table-cell table:style-name="Tabell4.A3">
            <text:p text:style-name="Table_20_Contents"/>
          </table:table-cell>
          <table:table-cell table:style-name="Tabell4.G3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3:38</meta:creation-date>
    <dc:date>2012-11-08T14:29:09</dc:date>
    <dc:creator>Martin Andersson</dc:creator>
    <meta:editing-duration>PT3H16M52S</meta:editing-duration>
    <meta:editing-cycles>28</meta:editing-cycles>
    <meta:generator>OpenOffice.org/3.3$Unix OpenOffice.org_project/330m20$Build-9567</meta:generator>
    <meta:document-statistic meta:table-count="5" meta:image-count="0" meta:object-count="0" meta:page-count="2" meta:paragraph-count="91" meta:word-count="436" meta:character-count="3112"/>
  </office:meta>
</office:document-meta>
</file>